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41df" officeooo:paragraph-rsid="001841df"/>
    </style:style>
    <style:style style:name="P2" style:family="paragraph" style:parent-style-name="Standard">
      <style:paragraph-properties fo:text-align="center" style:justify-single-word="false"/>
      <style:text-properties officeooo:rsid="001841df" officeooo:paragraph-rsid="001841df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textarea-horizontal-align="justify" draw:textarea-vertical-align="middle" draw:auto-grow-height="false" fo:min-height="2.9618in" fo:min-width="4.44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063in" fo:min-width="0.7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4374in" fo:min-width="1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102in" fo:min-width="1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4583in" fo:min-width="0.7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4799in" fo:min-width="0.7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5091in" fo:min-width="0.6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4862in" fo:min-width="0.76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3693in" fo:min-width="0.7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2945in" fo:min-width="0.6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3618in" fo:min-width="0.7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302in" fo:min-width="0.6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3618in" fo:min-width="0.6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3098in" fo:min-width="0.6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3465in" fo:min-width="0.7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3909in" fo:min-width="0.7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ffffff" draw:textarea-horizontal-align="justify" draw:textarea-vertical-align="middle" draw:auto-grow-height="false" fo:min-height="0.7453in" fo:min-width="0.7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ffffff" draw:textarea-horizontal-align="justify" draw:textarea-vertical-align="middle" draw:auto-grow-height="false" fo:min-height="0.7957in" fo:min-width="0.78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ffffff" draw:textarea-horizontal-align="justify" draw:textarea-vertical-align="middle" draw:auto-grow-height="false" fo:min-height="0.811in" fo:min-width="0.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ffffff" draw:textarea-horizontal-align="justify" draw:textarea-vertical-align="middle" draw:auto-grow-height="false" fo:min-height="0.8693in" fo:min-width="0.86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Shape1" draw:style-name="gr2" draw:text-style-name="P5" svg:width="1.4079in" svg:height="1.0122in" svg:x="2.4937in" svg:y="2.3484in"><text:p text:style-name="P4"><text:span text:style-name="T2">Parking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" draw:name="Shape2" draw:style-name="gr3" draw:text-style-name="P4" svg:width="1.2295in" svg:height="0.4378in" svg:x="2.6398in" svg:y="1.3902in"><text:p text:style-name="P4">Vehicles</text:p><draw:enhanced-geometry svg:viewBox="0 0 21600 21600" draw:type="rectangle" draw:enhanced-path="M 0 0 L 21600 0 21600 21600 0 21600 0 0 Z N"/></draw:custom-shape><draw:custom-shape text:anchor-type="paragraph" draw:z-index="3" draw:name="Shape3" draw:style-name="gr4" svg:width="1.2504in" svg:height="0.5106in" svg:x="4.8791in" svg:y="2.5465in"><text:p text:style-name="P4">Students</text:p><draw:enhanced-geometry svg:viewBox="0 0 21600 21600" draw:type="rectangle" draw:enhanced-path="M 0 0 L 21600 0 21600 21600 0 21600 0 0 Z N"/></draw:custom-shape><draw:custom-shape text:anchor-type="paragraph" draw:z-index="4" draw:name="Shape4" draw:style-name="gr5" draw:text-style-name="P4" svg:width="0.7815in" svg:height="0.4587in" svg:x="1.3063in" svg:y="3.1402in"><text:p text:style-name="P4">Garages</text:p><draw:enhanced-geometry svg:viewBox="0 0 21600 21600" draw:type="rectangle" draw:enhanced-path="M 0 0 L 21600 0 21600 21600 0 21600 0 0 Z N"/></draw:custom-shape><draw:custom-shape text:anchor-type="paragraph" draw:z-index="5" draw:name="Shape5" draw:style-name="gr6" draw:text-style-name="P6" svg:width="1.0106in" svg:height="0.6776in" svg:x="4.9in" svg:y="3.6091in"><text:p text:style-name="P6"><text:span text:style-name="T3">Student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6" draw:style-name="gr7" svg:width="0.9169in" svg:height="0.7189in" svg:x="6.4047in" svg:y="2.6402in"><text:p>Schedu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7" draw:style-name="gr8" svg:width="1.0835in" svg:height="0.6878in" svg:x="5.8319in" svg:y="1.5256in"><text:p>Residenc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8" draw:style-name="gr9" draw:text-style-name="P7" svg:width="0.9898in" svg:height="0.5213in" svg:x="4.4882in" svg:y="0.3693in"><text:p text:style-name="P7"><text:span text:style-name="T4">Garage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9" draw:style-name="gr10" draw:text-style-name="P8" svg:width="0.948in" svg:height="0.4169in" svg:x="3.0717in" svg:y="0.2862in"><text:p text:style-name="P8"><text:span text:style-name="T4">Student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10" draw:style-name="gr11" svg:width="1.0315in" svg:height="0.5106in" svg:x="1.561in" svg:y="0.3693in"><text:p text:style-name="P4">CarTyp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1" draw:style-name="gr12" draw:text-style-name="P9" svg:width="0.8543in" svg:height="0.4276in" svg:x="0.9882in" svg:y="1.0256in"><text:p text:style-name="P9"><text:span text:style-name="T3">Vehicle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2" draw:style-name="gr13" draw:text-style-name="P9" svg:width="0.9276in" svg:height="0.5106in" svg:x="-0.1161in" svg:y="2.7236in"><text:p text:style-name="P9"><text:span text:style-name="T3">Garage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3" draw:style-name="gr14" svg:width="0.9169in" svg:height="0.4378in" svg:x="-0.4181in" svg:y="3.4945in"><text:p text:style-name="P10">Loc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4" draw:style-name="gr15" svg:width="0.9898in" svg:height="0.4898in" svg:x="4.728in" svg:y="1.1717in"><text:p text:style-name="P4">Dat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15" draw:style-name="gr16" svg:width="1.0941in" svg:height="0.5524in" svg:x="1.8736in" svg:y="4.0673in"><text:p>MaxSiz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" draw:name="Shape16" draw:style-name="gr17" draw:text-style-name="P4" svg:x1="2.1547in" svg:y1="4.0673in" svg:x2="2.0091in" svg:y2="3.5984in"><text:p/></draw:line><draw:line text:anchor-type="paragraph" draw:z-index="17" draw:name="Shape18" draw:style-name="gr17" draw:text-style-name="P4" svg:x1="0.4984in" svg:y1="3.6193in" svg:x2="1.3059in" svg:y2="3.4528in"><text:p/></draw:line><draw:line text:anchor-type="paragraph" draw:z-index="18" draw:name="Shape19" draw:style-name="gr17" draw:text-style-name="P4" svg:x1="0.811in" svg:y1="3.0465in" svg:x2="1.2591in" svg:y2="3.2445in"><text:p/></draw:line><draw:line text:anchor-type="paragraph" draw:z-index="19" draw:name="Shape20" draw:style-name="gr17" draw:text-style-name="P4" svg:x1="2.0874in" svg:y1="3.1402in" svg:x2="2.5508in" svg:y2="2.911in"><text:p/></draw:line><draw:line text:anchor-type="paragraph" draw:z-index="20" draw:name="Shape21" draw:style-name="gr17" draw:text-style-name="P4" svg:x1="3.2173in" svg:y1="2.3906in" svg:x2="3.2173in" svg:y2="1.828in"><text:p/></draw:line><draw:line text:anchor-type="paragraph" draw:z-index="21" draw:name="Shape22" draw:style-name="gr17" draw:text-style-name="P4" svg:x1="3.6339in" svg:y1="2.6717in" svg:x2="5.113in" svg:y2="2.6819in"><text:p/></draw:line><draw:line text:anchor-type="paragraph" draw:z-index="22" draw:name="Shape23" draw:style-name="gr17" draw:text-style-name="P4" svg:x1="5.4776in" svg:y1="3.0571in" svg:x2="5.4256in" svg:y2="3.6091in"><text:p/></draw:line><draw:line text:anchor-type="paragraph" draw:z-index="23" draw:name="Shape24" draw:style-name="gr17" draw:text-style-name="P4" svg:x1="6.1291in" svg:y1="2.8693in" svg:x2="6.4047in" svg:y2="2.963in"><text:p/></draw:line><draw:line text:anchor-type="paragraph" draw:z-index="24" draw:name="Shape25" draw:style-name="gr17" draw:text-style-name="P4" svg:x1="6.1291in" svg:y1="2.5469in" svg:x2="6.1654in" svg:y2="2.2134in"><text:p/></draw:line><draw:line text:anchor-type="paragraph" draw:z-index="25" draw:name="Shape26" draw:style-name="gr17" draw:text-style-name="P4" svg:x1="3.8689in" svg:y1="1.3902in" svg:x2="4.6236in" svg:y2="0.8382in"><text:p/></draw:line><draw:line text:anchor-type="paragraph" draw:z-index="26" draw:name="Shape27" draw:style-name="gr17" draw:text-style-name="P4" svg:x1="3.3736in" svg:y1="1.3902in" svg:x2="3.5091in" svg:y2="0.7028in"><text:p/></draw:line><draw:line text:anchor-type="paragraph" draw:z-index="27" draw:name="Shape28" draw:style-name="gr17" draw:text-style-name="P4" svg:x1="2.8213in" svg:y1="1.3902in" svg:x2="2.4984in" svg:y2="0.7965in"><text:p/></draw:line><draw:line text:anchor-type="paragraph" draw:z-index="28" draw:name="Shape29" draw:style-name="gr17" draw:text-style-name="P4" svg:x1="2.6398in" svg:y1="1.4843in" svg:x2="1.8425in" svg:y2="1.2445in"><text:p/></draw:line><draw:line text:anchor-type="paragraph" draw:z-index="29" draw:name="Shape17" draw:style-name="gr17" draw:text-style-name="P4" svg:x1="3.8689in" svg:y1="1.5882in" svg:x2="4.728in" svg:y2="1.4528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draw:frame draw:style-name="fr1" draw:name="Object1" text:anchor-type="as-char" svg:y="-0.1484in" svg:width="0.0791in" svg:height="0.1839in" draw:z-index="3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custom-shape text:anchor-type="paragraph" draw:z-index="0" draw:name="Shape30" draw:style-name="gr1" draw:text-style-name="P3" svg:width="4.7606in" svg:height="3.2815in" svg:x="0.3634in" svg:y="0.0807in"><text:p text:style-name="P3"><text:span text:style-name="T1">Ω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custom-shape text:anchor-type="paragraph" draw:z-index="31" draw:name="Shape31" draw:style-name="gr18" draw:text-style-name="P11" svg:width="1.0524in" svg:height="1.0524in" svg:x="1.0508in" svg:y="0.111in"><text:p text:style-name="P4">ω <text:s/>= 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32" draw:style-name="gr19" draw:text-style-name="P11" svg:width="1.115in" svg:height="1.1252in" svg:x="2.9571in" svg:y="0.1008in"><text:p text:style-name="P4">ω = 2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34" draw:name="Shape34" draw:style-name="gr21" draw:text-style-name="P11" svg:width="1.2295in" svg:height="1.2295in" svg:x="0.9256in" svg:y="0.1862in"><text:p text:style-name="P4">ω = 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33" draw:style-name="gr20" draw:text-style-name="P11" svg:width="1.1461in" svg:height="1.1461in" svg:x="2.8319in" svg:y="0.1756in"><text:p text:style-name="P4">ω = 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4:59:54.076395226</meta:creation-date>
    <dc:date>2017-09-01T18:30:33.108132960</dc:date>
    <meta:editing-duration>PT2H49M3S</meta:editing-duration>
    <meta:editing-cycles>1</meta:editing-cycles>
    <meta:document-statistic meta:table-count="0" meta:image-count="0" meta:object-count="1" meta:page-count="2" meta:paragraph-count="1" meta:word-count="0" meta:character-count="0" meta:non-whitespace-character-count="0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/>
</file>